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Perfecto. Este punto 3 es el corazón técnico del argumento: <text:span text:style-name="Strong_20_Emphasis">si el universo impone límites físicos a cualquier inteligencia, entonces la pregunta clave es qué arquitectura aprovecha mejor esos límites</text:span>.<text:line-break/>Aquí es donde mostramos que la vida —en sentido amplio— no es solo “una” forma de inteligencia, sino <text:span text:style-name="Strong_20_Emphasis">la arquitectura óptima para maximizar la capacidad de decidir, aprender y adaptarse en un universo finito</text:span>.</text:p>
      <text:p text:style-name="Text_20_body">A continuación te propongo una explicación clara, rigurosa y accesible, que podemos pulir o expandir según lo necesites.</text:p>
      <text:p text:style-name="Horizontal_20_Line"/>
      <text:h text:style-name="Heading_20_1" text:outline-level="1">🌿 3. ¿Cómo debe ser una arquitectura para maximizar la inteligencia?</text:h>
      <text:p text:style-name="Text_20_body">Si la inteligencia es la capacidad de <text:span text:style-name="Strong_20_Emphasis">reducir incertidumbre mediante decisiones acertadas</text:span>, entonces la arquitectura más inteligente posible será aquella que:</text:p>
      <text:list xml:id="list2822076608" text:style-name="L1">
        <text:list-item>
          <text:p text:style-name="P2">explore más posibilidades, </text:p>
        </text:list-item>
        <text:list-item>
          <text:p text:style-name="P2">aprenda más rápido, </text:p>
        </text:list-item>
        <text:list-item>
          <text:p text:style-name="P2">se adapte mejor, </text:p>
        </text:list-item>
        <text:list-item>
          <text:p text:style-name="P1">y sobreviva más tiempo en un universo con límites físicos. </text:p>
        </text:list-item>
      </text:list>
      <text:p text:style-name="Text_20_body">Para descubrir esa arquitectura, basta con preguntarse:</text:p>
      <text:p text:style-name="Quotations">¿Qué tipo de sistema aprovecha mejor la energía, el espacio, el tiempo y la información disponibles?</text:p>
      <text:p text:style-name="Text_20_body">La respuesta no es intuitiva, pero es inevitable:<text:line-break/><text:span text:style-name="Strong_20_Emphasis">un sistema distribuido, evolutivo y auto-replicante</text:span>.</text:p>
      <text:p text:style-name="Text_20_body">Vamos a desglosarlo.</text:p>
      <text:p text:style-name="Horizontal_20_Line"/>
      <text:h text:style-name="Heading_20_1" text:outline-level="1">🔷 3.1. Debe ser masivamente paralelo</text:h>
      <text:p text:style-name="Text_20_body">Un sistema secuencial (como un ordenador clásico) solo puede explorar una posibilidad cada vez.<text:line-break/>Pero los problemas del mundo real —laberintos, ecosistemas, juegos, estrategias, supervivencia— tienen espacios de posibilidades gigantescos.</text:p>
      <text:p text:style-name="Text_20_body">La única forma de explorarlos eficazmente es:</text:p>
      <text:list xml:id="list1848114192" text:style-name="L2">
        <text:list-item>
          <text:p text:style-name="P4">dividir el problema, </text:p>
        </text:list-item>
        <text:list-item>
          <text:p text:style-name="P4">repartirlo entre muchos agentes, </text:p>
        </text:list-item>
        <text:list-item>
          <text:p text:style-name="P3"><text:soft-page-break/>y dejar que cada uno explore una parte. </text:p>
        </text:list-item>
      </text:list>
      <text:p text:style-name="Text_20_body">Esto requiere <text:span text:style-name="Strong_20_Emphasis">paralelismo real</text:span>, no simulado.</text:p>
      <text:p text:style-name="Text_20_body">La vida lo hace de forma natural:</text:p>
      <text:list xml:id="list4072178952" text:style-name="L3">
        <text:list-item>
          <text:p text:style-name="P6">millones de individuos, </text:p>
        </text:list-item>
        <text:list-item>
          <text:p text:style-name="P6">millones de mutaciones, </text:p>
        </text:list-item>
        <text:list-item>
          <text:p text:style-name="P5">millones de decisiones simultáneas. </text:p>
        </text:list-item>
      </text:list>
      <text:p text:style-name="Horizontal_20_Line"/>
      <text:h text:style-name="Heading_20_1" text:outline-level="1">🔷 3.2. Debe estar distribuido en el espacio</text:h>
      <text:p text:style-name="Text_20_body">Un sistema centralizado sufre los límites de velocidad de transmisión de información.<text:line-break/>Un sistema distribuido no.</text:p>
      <text:p text:style-name="Text_20_body">Si cada agente:</text:p>
      <text:list xml:id="list3076922867" text:style-name="L4">
        <text:list-item>
          <text:p text:style-name="P8">percibe su entorno local, </text:p>
        </text:list-item>
        <text:list-item>
          <text:p text:style-name="P8">toma decisiones locales, </text:p>
        </text:list-item>
        <text:list-item>
          <text:p text:style-name="P7">y transmite solo información relevante, </text:p>
        </text:list-item>
      </text:list>
      <text:p text:style-name="Text_20_body">entonces el sistema completo puede abarcar regiones enormes sin perder eficiencia.</text:p>
      <text:p text:style-name="Text_20_body">La vida es así:</text:p>
      <text:list xml:id="list2294297898" text:style-name="L5">
        <text:list-item>
          <text:p text:style-name="P10">bacterias en el suelo, </text:p>
        </text:list-item>
        <text:list-item>
          <text:p text:style-name="P10">árboles en un bosque, </text:p>
        </text:list-item>
        <text:list-item>
          <text:p text:style-name="P10">animales en un continente, </text:p>
        </text:list-item>
        <text:list-item>
          <text:p text:style-name="P9">neuronas en un cerebro. </text:p>
        </text:list-item>
      </text:list>
      <text:p text:style-name="Text_20_body">Cada una actúa localmente, pero el conjunto produce inteligencia global.</text:p>
      <text:p text:style-name="Horizontal_20_Line"/>
      <text:h text:style-name="Heading_20_1" text:outline-level="1">🔷 3.3. Debe ser auto-replicante</text:h>
      <text:p text:style-name="Text_20_body">La auto-replicación no es un lujo: es una necesidad.</text:p>
      <text:p text:style-name="Text_20_body">¿Por qué?</text:p>
      <text:p text:style-name="Text_20_body">Porque un sistema que no se replica:</text:p>
      <text:list xml:id="list2725477437" text:style-name="L6">
        <text:list-item>
          <text:p text:style-name="P12">no puede aumentar su capacidad de exploración, </text:p>
        </text:list-item>
        <text:list-item>
          <text:p text:style-name="P12">no puede expandirse, </text:p>
        </text:list-item>
        <text:list-item>
          <text:p text:style-name="P12">no puede sobrevivir a fallos locales, </text:p>
        </text:list-item>
        <text:list-item>
          <text:p text:style-name="P11">no puede persistir en el tiempo. </text:p>
        </text:list-item>
      </text:list>
      <text:p text:style-name="Text_20_body">La auto-replicación convierte la inteligencia en algo <text:span text:style-name="Strong_20_Emphasis">escalable</text:span> y <text:span text:style-name="Strong_20_Emphasis">robusto</text:span>.</text:p>
      <text:p text:style-name="Text_20_body"><text:soft-page-break/>La vida lo hace desde hace 4.000 millones de años.</text:p>
      <text:p text:style-name="Horizontal_20_Line"/>
      <text:h text:style-name="Heading_20_1" text:outline-level="1">🔷 3.4. Debe generar variación continua</text:h>
      <text:p text:style-name="Text_20_body">Sin variación:</text:p>
      <text:list xml:id="list3040975903" text:style-name="L7">
        <text:list-item>
          <text:p text:style-name="P14">no hay exploración, </text:p>
        </text:list-item>
        <text:list-item>
          <text:p text:style-name="P14">no hay innovación, </text:p>
        </text:list-item>
        <text:list-item>
          <text:p text:style-name="P13">no hay aprendizaje profundo. </text:p>
        </text:list-item>
      </text:list>
      <text:p text:style-name="Text_20_body">Un sistema que siempre hace lo mismo no puede descubrir nada nuevo.</text:p>
      <text:p text:style-name="Text_20_body">La variación permite:</text:p>
      <text:list xml:id="list3454679368" text:style-name="L8">
        <text:list-item>
          <text:p text:style-name="P16">probar caminos alternativos, </text:p>
        </text:list-item>
        <text:list-item>
          <text:p text:style-name="P16">escapar de soluciones locales, </text:p>
        </text:list-item>
        <text:list-item>
          <text:p text:style-name="P15">adaptarse a entornos cambiantes. </text:p>
        </text:list-item>
      </text:list>
      <text:p text:style-name="Text_20_body">La vida introduce variación en todos los niveles:</text:p>
      <text:list xml:id="list215177487" text:style-name="L9">
        <text:list-item>
          <text:p text:style-name="P18">mutaciones, </text:p>
        </text:list-item>
        <text:list-item>
          <text:p text:style-name="P18">recombinación sexual, </text:p>
        </text:list-item>
        <text:list-item>
          <text:p text:style-name="P18">errores, </text:p>
        </text:list-item>
        <text:list-item>
          <text:p text:style-name="P18">ruido, </text:p>
        </text:list-item>
        <text:list-item>
          <text:p text:style-name="P17">plasticidad. </text:p>
        </text:list-item>
      </text:list>
      <text:p text:style-name="Horizontal_20_Line"/>
      <text:h text:style-name="Heading_20_1" text:outline-level="1">🔷 3.5. Debe tener selección guiada por el entorno</text:h>
      <text:p text:style-name="Text_20_body">La variación sin selección es ruido.<text:line-break/>La selección sin variación es rigidez.</text:p>
      <text:p text:style-name="Text_20_body">La combinación de ambas es inteligencia.</text:p>
      <text:p text:style-name="Text_20_body">La selección permite:</text:p>
      <text:list xml:id="list3563288374" text:style-name="L10">
        <text:list-item>
          <text:p text:style-name="P20">filtrar lo que funciona, </text:p>
        </text:list-item>
        <text:list-item>
          <text:p text:style-name="P20">descartar lo que no, </text:p>
        </text:list-item>
        <text:list-item>
          <text:p text:style-name="P19">acumular conocimiento útil. </text:p>
        </text:list-item>
      </text:list>
      <text:p text:style-name="Text_20_body">El entorno actúa como un juez imparcial que responde a una única pregunta:</text:p>
      <text:p text:style-name="Quotations">“¿Esta solución reduce la incertidumbre y mejora la supervivencia?”</text:p>
      <text:p text:style-name="Text_20_body">La vida convierte esa pregunta en un proceso continuo.</text:p>
      <text:p text:style-name="Horizontal_20_Line"><text:soft-page-break/></text:p>
      <text:h text:style-name="Heading_20_1" text:outline-level="1">🔷 3.6. Debe acumular y transmitir información útil</text:h>
      <text:p text:style-name="Text_20_body">La inteligencia no es solo explorar: es <text:span text:style-name="Strong_20_Emphasis">recordar</text:span>.</text:p>
      <text:p text:style-name="Text_20_body">Un sistema que no acumula información:</text:p>
      <text:list xml:id="list3428944631" text:style-name="L11">
        <text:list-item>
          <text:p text:style-name="P22">repite errores, </text:p>
        </text:list-item>
        <text:list-item>
          <text:p text:style-name="P22">no progresa, </text:p>
        </text:list-item>
        <text:list-item>
          <text:p text:style-name="P21">no aprende. </text:p>
        </text:list-item>
      </text:list>
      <text:p text:style-name="Text_20_body">La vida almacena información en:</text:p>
      <text:list xml:id="list3867963074" text:style-name="L12">
        <text:list-item>
          <text:p text:style-name="P24">ADN, </text:p>
        </text:list-item>
        <text:list-item>
          <text:p text:style-name="P24">redes neuronales, </text:p>
        </text:list-item>
        <text:list-item>
          <text:p text:style-name="P24">comportamientos, </text:p>
        </text:list-item>
        <text:list-item>
          <text:p text:style-name="P24">culturas, </text:p>
        </text:list-item>
        <text:list-item>
          <text:p text:style-name="P23">ecosistemas. </text:p>
        </text:list-item>
      </text:list>
      <text:p text:style-name="Text_20_body">Y la transmite:</text:p>
      <text:list xml:id="list1489799751" text:style-name="L13">
        <text:list-item>
          <text:p text:style-name="P26">verticalmente (herencia), </text:p>
        </text:list-item>
        <text:list-item>
          <text:p text:style-name="P26">horizontalmente (intercambio), </text:p>
        </text:list-item>
        <text:list-item>
          <text:p text:style-name="P25">colectivamente (cultura, imitación). </text:p>
        </text:list-item>
      </text:list>
      <text:p text:style-name="Horizontal_20_Line"/>
      <text:h text:style-name="Heading_20_1" text:outline-level="1">🔷 3.7. Debe ser capaz de auto-modificarse</text:h>
      <text:p text:style-name="Text_20_body">Un sistema inteligente no solo aprende sobre el mundo:<text:line-break/><text:span text:style-name="Strong_20_Emphasis">aprende sobre sí mismo</text:span>.</text:p>
      <text:p text:style-name="Text_20_body">Debe poder:</text:p>
      <text:list xml:id="list1509084423" text:style-name="L14">
        <text:list-item>
          <text:p text:style-name="P28">cambiar su estructura, </text:p>
        </text:list-item>
        <text:list-item>
          <text:p text:style-name="P28">cambiar sus reglas, </text:p>
        </text:list-item>
        <text:list-item>
          <text:p text:style-name="P28">cambiar su forma de explorar, </text:p>
        </text:list-item>
        <text:list-item>
          <text:p text:style-name="P27">cambiar su forma de decidir. </text:p>
        </text:list-item>
      </text:list>
      <text:p text:style-name="Text_20_body">La vida lo hace:</text:p>
      <text:list xml:id="list1397842556" text:style-name="L15">
        <text:list-item>
          <text:p text:style-name="P30">evolutivamente (cambios en el ADN), </text:p>
        </text:list-item>
        <text:list-item>
          <text:p text:style-name="P30">ontogenéticamente (desarrollo), </text:p>
        </text:list-item>
        <text:list-item>
          <text:p text:style-name="P30">cognitivamente (aprendizaje), </text:p>
        </text:list-item>
        <text:list-item>
          <text:p text:style-name="P29">culturalmente (innovación social). </text:p>
        </text:list-item>
      </text:list>
      <text:p text:style-name="Horizontal_20_Line"><text:soft-page-break/></text:p>
      <text:h text:style-name="Heading_20_1" text:outline-level="1">🌱 3.8. Conclusión: la arquitectura óptima se parece a la vida</text:h>
      <text:p text:style-name="Text_20_body">Si juntamos todas estas propiedades:</text:p>
      <text:list xml:id="list3275469395" text:style-name="L16">
        <text:list-item>
          <text:p text:style-name="P32">paralelismo, </text:p>
        </text:list-item>
        <text:list-item>
          <text:p text:style-name="P32">distribución, </text:p>
        </text:list-item>
        <text:list-item>
          <text:p text:style-name="P32">auto-replicación, </text:p>
        </text:list-item>
        <text:list-item>
          <text:p text:style-name="P32">variación, </text:p>
        </text:list-item>
        <text:list-item>
          <text:p text:style-name="P32">selección, </text:p>
        </text:list-item>
        <text:list-item>
          <text:p text:style-name="P32">memoria, </text:p>
        </text:list-item>
        <text:list-item>
          <text:p text:style-name="P31">auto-modificación, </text:p>
        </text:list-item>
      </text:list>
      <text:p text:style-name="Text_20_body">obtenemos una arquitectura que no es un ordenador, ni un cerebro aislado, ni una IA centralizada.</text:p>
      <text:p text:style-name="Text_20_body">Obtenemos algo que se parece, en esencia, a:</text:p>
      <text:p text:style-name="Quotations"><text:span text:style-name="Strong_20_Emphasis">una biosfera evolutiva</text:span>.</text:p>
      <text:p text:style-name="Text_20_body">Es decir: <text:span text:style-name="Strong_20_Emphasis">vida</text:span> en sentido amplio.</text:p>
      <text:p text:style-name="Horizontal_20_Line"/>
      <text:p text:style-name="Text_20_body">Si quieres, ahora podemos pasar al punto 4, donde definimos “vida” en este sentido ampliado, de forma que incluya cualquier sistema físico que posea estas propiedades, sin limitarlo a la biología terrestr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31T18:40:12.578000000</meta:creation-date>
    <dc:date>2026-03-31T18:49:14.491000000</dc:date>
    <meta:editing-duration>PT9M2S</meta:editing-duration>
    <meta:editing-cycles>1</meta:editing-cycles>
    <meta:document-statistic meta:table-count="0" meta:image-count="0" meta:object-count="0" meta:page-count="5" meta:paragraph-count="114" meta:word-count="781" meta:character-count="4929" meta:non-whitespace-character-count="4262"/>
    <meta:generator>LibreOffice/7.3.5.2$Windows_X86_64 LibreOffice_project/184fe81b8c8c30d8b5082578aee2fed2ea847c01</meta:generator>
  </office:meta>
</office:document-meta>
</file>